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7.21pt"/>
    </style:style>
    <style:style style:name="co17" style:family="table-column">
      <style:table-column-properties fo:break-before="auto" style:column-width="700.04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508.76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443.71pt"/>
    </style:style>
    <style:style style:name="co27" style:family="table-column">
      <style:table-column-properties fo:break-before="auto" style:column-width="1173.06pt"/>
    </style:style>
    <style:style style:name="co28" style:family="table-column">
      <style:table-column-properties fo:break-before="auto" style:column-width="102.39pt"/>
    </style:style>
    <style:style style:name="co29" style:family="table-column">
      <style:table-column-properties fo:break-before="auto" style:column-width="56.3pt"/>
    </style:style>
    <style:style style:name="co30" style:family="table-column">
      <style:table-column-properties fo:break-before="auto" style:column-width="115.91pt"/>
    </style:style>
    <style:style style:name="co31" style:family="table-column">
      <style:table-column-properties fo:break-before="auto" style:column-width="70.61pt"/>
    </style:style>
    <style:style style:name="co32" style:family="table-column">
      <style:table-column-properties fo:break-before="auto" style:column-width="160.36pt"/>
    </style:style>
    <style:style style:name="co33" style:family="table-column">
      <style:table-column-properties fo:break-before="auto" style:column-width="749.31pt"/>
    </style:style>
    <style:style style:name="co34" style:family="table-column">
      <style:table-column-properties fo:break-before="auto" style:column-width="60.35pt"/>
    </style:style>
    <style:style style:name="co35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04-22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04-22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04-22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04-22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04-22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04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04-22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04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04-22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04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04-22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04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04-22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04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04-22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04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04-22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04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04-22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04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04-22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04-22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04-22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04-22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04-22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04-2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04-22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04-2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04-22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04-22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04-22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04-22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04-22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04-22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04-2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04-22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04-2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04-22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04-2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04-22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04-2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04-22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04-22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04-22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04-22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04-22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04-22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04-22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04-22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04-22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04-2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04-22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04-2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04-22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04-22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04-2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04-22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04-2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04-22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04-22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04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04-22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04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04-22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04-22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04-22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04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04-22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04-22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04-22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04-22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04-22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04-22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04-22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04-22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04-22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04-22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04-2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04-22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04-2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04-22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04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04-22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04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04-22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04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04-22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04-22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04-22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04-22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04-22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04-22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04-22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04-22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04-22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04-22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04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04-22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04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04-22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04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04-22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04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04-22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04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04-22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04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04-22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04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04-22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04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04-22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04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04-22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04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04-22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04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04-22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04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04-22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04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04-22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04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04-22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04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04-22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04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04-22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04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04-22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04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04-22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04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04-22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04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04-22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04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04-22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04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04-22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04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04-22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04-22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04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04-22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04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04-22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04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04-22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04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04-22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04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04-22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04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04-22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04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04-22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04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04-22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04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04-22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04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04-22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04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04-22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04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04-22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04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04-22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04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04-22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04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04-22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04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04-22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04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04-22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04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04-22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04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04-22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04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04-22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04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04-22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04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04-22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04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04-22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04-22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04-22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04-22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04-22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04-22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04-22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04-22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04-22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04-22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04-22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04-22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04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04-22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04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04-22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04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04-22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04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04-22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04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04-22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04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04-22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04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04-22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04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04-22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04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04-22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04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04-22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04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04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04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04-22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04-22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04-22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97.51pt" draw:caption-point-x="-11.54pt" draw:caption-point-y="-22.25pt">
              <dc:date>2025-04-22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2.51pt" draw:caption-point-x="-11.54pt" draw:caption-point-y="-22.22pt">
              <dc:date>2025-04-22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04-22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04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42.5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04-2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57.49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04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262.49pt" draw:caption-point-x="-11.54pt" draw:caption-point-y="-22.22pt">
              <dc:date>2025-04-2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77.51pt" draw:caption-point-x="-11.54pt" draw:caption-point-y="-22.25pt">
              <dc:date>2025-04-22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04-22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04-2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04-22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04-2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04-2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04-22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04-22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12.5pt" draw:caption-point-x="-11.54pt" draw:caption-point-y="-22.22pt">
              <dc:date>2025-04-22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04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04-22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72.51pt" draw:caption-point-x="-11.54pt" draw:caption-point-y="-22.22pt">
              <dc:date>2025-04-22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04-2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04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6">
            <text:p>Professional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62.51pt" draw:caption-point-x="-11.54pt" draw:caption-point-y="-22.22pt">
              <dc:date>2025-04-22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77.5pt" draw:caption-point-x="-11.54pt" draw:caption-point-y="-22.22pt">
              <dc:date>2025-04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92.5pt" draw:caption-point-x="-11.54pt" draw:caption-point-y="-22.22pt">
              <dc:date>2025-04-22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04-22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04-22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22.49pt" draw:caption-point-x="-11.54pt" draw:caption-point-y="-22.22pt">
              <dc:date>2025-04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04-22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37.51pt" draw:caption-point-x="-11.54pt" draw:caption-point-y="-22.25pt">
              <dc:date>2025-04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04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52.51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04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04-22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04-22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04-22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04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04-22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04-22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04-2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04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04-2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04-22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04-2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04-22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04-22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5-04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04-22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04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32.51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04-22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04-22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04-22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04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04-22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04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04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04-22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04-22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04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04-22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04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5-04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12.51pt" draw:caption-point-x="-11.54pt" draw:caption-point-y="-22.22pt">
              <dc:date>2025-04-22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04-22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42.5pt" draw:caption-point-x="-11.54pt" draw:caption-point-y="-22.22pt">
              <dc:date>2025-04-22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5-04-22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04-22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87.51pt" draw:caption-point-x="-11.54pt" draw:caption-point-y="-22.25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02.51pt" draw:caption-point-x="-11.54pt" draw:caption-point-y="-22.22pt">
              <dc:date>2025-04-22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04-22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04-22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04-22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04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04-22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04-22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04-22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04-22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04-22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04-22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04-22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04-22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04-22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04-22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04-22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04-22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04-22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04-22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04-22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04-22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04-22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04-22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04-22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04-22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04-22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04-22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04-22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04-22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04-22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04-22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4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5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94" meta:object-count="0"/>
    <meta:generator>LibreOfficeDev/6.0.5.2$Linux_X86_64 LibreOffice_project/</meta:generator>
  </office:meta>
</office:document-meta>
</file>